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33ff99"/>
    </style:style>
    <style:style style:name="ce50" style:family="table-cell" style:parent-style-name="Default">
      <style:table-cell-properties fo:background-color="#66ffff"/>
    </style:style>
    <style:style style:name="ce51" style:family="table-cell" style:parent-style-name="Default">
      <style:table-cell-properties fo:background-color="#23ff23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5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1" table:formula="of:=[.N8]-[.M8]" office:value-type="float" office:value="393.487394957983" calcext:value-type="float">
            <text:p>393.487394958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5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5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5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5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50" table:formula="of:=[.N17]-[.M17]" office:value-type="float" office:value="-915.494595274007" calcext:value-type="float">
            <text:p>-915.4945952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50" table:formula="of:=[.N18]-[.M18]" office:value-type="float" office:value="-1815.49459527401" calcext:value-type="float">
            <text:p>-1815.494595274</text:p>
          </table:table-cell>
          <table:table-cell office:value-type="float" office:value="1900" calcext:value-type="float">
            <text:p>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5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5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5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ce22"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5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/>
          <table:table-cell table:style-name="ce49"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4:24:10.3106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9T14:36:37.061088694</dc:date>
    <meta:editing-duration>P3DT6H17M9S</meta:editing-duration>
    <meta:editing-cycles>1527</meta:editing-cycles>
    <meta:generator>LibreOffice/4.2.8.2$Linux_X86_64 LibreOffice_project/420m0$Build-2</meta:generator>
    <meta:document-statistic meta:table-count="11" meta:cell-count="3697" meta:object-count="0"/>
  </office:meta>
</office:document-meta>
</file>